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37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6.52mm"/>
    </style:style>
    <style:style style:name="co6" style:family="table-column">
      <style:table-column-properties fo:break-before="auto" style:column-width="247.81mm"/>
    </style:style>
    <style:style style:name="co7" style:family="table-column">
      <style:table-column-properties fo:break-before="auto" style:column-width="88.78mm"/>
    </style:style>
    <style:style style:name="co8" style:family="table-column">
      <style:table-column-properties fo:break-before="auto" style:column-width="247.28mm"/>
    </style:style>
    <style:style style:name="co9" style:family="table-column">
      <style:table-column-properties fo:break-before="auto" style:column-width="89.04mm"/>
    </style:style>
    <style:style style:name="co10" style:family="table-column">
      <style:table-column-properties fo:break-before="auto" style:column-width="245.9mm"/>
    </style:style>
    <style:style style:name="co11" style:family="table-column">
      <style:table-column-properties fo:break-before="auto" style:column-width="90.13mm"/>
    </style:style>
    <style:style style:name="co12" style:family="table-column">
      <style:table-column-properties fo:break-before="auto" style:column-width="245.64mm"/>
    </style:style>
    <style:style style:name="co13" style:family="table-column">
      <style:table-column-properties fo:break-before="auto" style:column-width="89.32mm"/>
    </style:style>
    <style:style style:name="co14" style:family="table-column">
      <style:table-column-properties fo:break-before="auto" style:column-width="246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4.8mm" fo:break-before="auto" style:use-optimal-row-height="false"/>
    </style:style>
    <style:style style:name="ro4" style:family="table-row">
      <style:table-row-properties style:row-height="15.06mm" fo:break-before="auto" style:use-optimal-row-height="false"/>
    </style:style>
    <style:style style:name="ro5" style:family="table-row">
      <style:table-row-properties style:row-height="16.12mm" fo:break-before="auto" style:use-optimal-row-height="false"/>
    </style:style>
    <style:style style:name="ro6" style:family="table-row">
      <style:table-row-properties style:row-height="3.42mm" fo:break-before="auto" style:use-optimal-row-height="fals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ro10" style:family="table-row">
      <style:table-row-properties style:row-height="20.36mm" fo:break-before="auto" style:use-optimal-row-height="true"/>
    </style:style>
    <style:style style:name="ro11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color="#009900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Nombre de St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nocenoses_env_parameters_all_tara</text:p>
          </table:table-cell>
          <table:table-cell table:style-name="ce2" office:value-type="string" calcext:value-type="string">
            <text:p>644 lignes</text:p>
          </table:table-cell>
          <table:table-cell office:value-type="string" calcext:value-type="string">
            <text:p>159 st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.0_0.2</text:p>
          </table:table-cell>
          <table:table-cell office:value-type="string" calcext:value-type="string">
            <text:p>70 lignes</text:p>
          </table:table-cell>
          <table:table-cell office:value-type="string" calcext:value-type="string">
            <text:p>70 st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.0.22-3</text:p>
          </table:table-cell>
          <table:table-cell office:value-type="string" calcext:value-type="string">
            <text:p>105 lignes</text:p>
          </table:table-cell>
          <table:table-cell office:value-type="string" calcext:value-type="string">
            <text:p>105 St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.0.8-5</text:p>
          </table:table-cell>
          <table:table-cell office:value-type="string" calcext:value-type="string">
            <text:p>131 lignes</text:p>
          </table:table-cell>
          <table:table-cell office:value-type="string" calcext:value-type="string">
            <text:p>131 st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.5-20</text:p>
          </table:table-cell>
          <table:table-cell office:value-type="string" calcext:value-type="string">
            <text:p>77 lignes</text:p>
          </table:table-cell>
          <table:table-cell office:value-type="string" calcext:value-type="string">
            <text:p>77 st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.20-180</text:p>
          </table:table-cell>
          <table:table-cell office:value-type="string" calcext:value-type="string">
            <text:p>126 lignes</text:p>
          </table:table-cell>
          <table:table-cell office:value-type="string" calcext:value-type="string">
            <text:p>126 st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.180-2000</text:p>
          </table:table-cell>
          <table:table-cell office:value-type="string" calcext:value-type="string">
            <text:p>135 lignes</text:p>
          </table:table-cell>
          <table:table-cell office:value-type="string" calcext:value-type="string">
            <text:p>135 stations</text:p>
          </table:table-cell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Station data.0-0.2 absent dans data.0.22-3</text:p>
          </table:table-cell>
          <table:table-cell table:style-name="ce2" office:value-type="string" calcext:value-type="string">
            <text:p>"11_SUR" "22_SUR" "39_SUR" "46_SUR"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table:style-name="ce3" office:value-type="string" calcext:value-type="string">
            <text:p>Station data.22-3 absent dans data.0-0.2</text:p>
          </table:table-cell>
          <table:table-cell table:style-name="ce2" office:value-type="string" calcext:value-type="string">
            <text:p>110_DCM" "110_SUR" "112_DCM" "112_SUR" "128_DCM" "128_SUR" "132_DCM" "132_SUR" "133_DCM" "133_SUR" "140_SUR" "141_SUR" "142_DCM"</text:p>
          </table:table-cell>
        </table:table-row>
        <table:table-row table:style-name="ro4">
          <table:table-cell/>
          <table:table-cell table:style-name="ce2" office:value-type="string" calcext:value-type="string">
            <text:p>"142_SUR" "145_SUR" "146_SUR" "148_SUR" "149_SUR" "150_DCM" "150_SUR" "151_DCM" "151_SUR" "152_SUR" "23_SUR" <text:s/>"30_SUR" <text:s/>"4_DCM" <text:s/></text:p>
          </table:table-cell>
        </table:table-row>
        <table:table-row table:style-name="ro5">
          <table:table-cell/>
          <table:table-cell table:style-name="ce2" office:value-type="string" calcext:value-type="string">
            <text:p><text:s/>"4_SUR" <text:s text:c="2"/>"57_SUR" <text:s/>"7_DCM" <text:s text:c="2"/>"7_SUR" <text:s text:c="2"/>"9_DCM" <text:s text:c="2"/>"9_SUR" <text:s text:c="2"/>"93_DCM" <text:s/>"93_SUR" <text:s/>"94_SUR" <text:s/>"96_SUR" <text:s/>"98_DCM" <text:s/>"98_SUR" <text:s/>"99_SUR"</text:p>
          </table:table-cell>
        </table:table-row>
        <table:table-row table:style-name="ro6">
          <table:table-cell table:number-columns-repeated="2"/>
        </table:table-row>
        <table:table-row table:style-name="ro1">
          <table:table-cell office:value-type="string" calcext:value-type="string">
            <text:p>Station data.0-0.2 absent dans data.0.8-5</text:p>
          </table:table-cell>
          <table:table-cell office:value-type="string" calcext:value-type="string">
            <text:p>"11_SUR" "31_SUR" "33_SUR" "48_SUR" "56_SUR" "62_SUR" "65_SUR" "82_DCM"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 table:style-name="ce4" office:value-type="string" calcext:value-type="string">
            <text:p>Station data.0.8-5 absent dans data.0-0.2</text:p>
          </table:table-cell>
          <table:table-cell office:value-type="string" calcext:value-type="string">
            <text:p>"106_DCM" "106_SUR" "110_DCM" "110_SUR" "112_DCM" "112_SUR" "113_SUR" "128_DCM" "128_SUR" "129_DCM" "129_SUR" "130_SUR" "131_DCM"</text:p>
            <text:p> "131_SUR" "132_DCM" "132_SUR" "135_DCM" "135_SUR" "136_SUR" "139_SUR" "142_DCM" "142_SUR" "143_DCM" "143_SUR" "145_SUR" "146_SUR"</text:p>
            <text:p> "147_SUR" "148_SUR" "149_SUR" "150_DCM" "150_SUR" "151_DCM" "151_SUR" "152_SUR" "16_DCM"  "16_SUR"  "20_SUR"  "22_DCM"  "23_SUR" </text:p>
            <text:p> "30_SUR"  "4_DCM"   "4_SUR"   "43_SUR"  "5_DCM"   "5_SUR"   "51_DCM"  "51_SUR"  "58_SUR"  "6_DCM"   "6_SUR"   "7_DCM"   "7_SUR"  </text:p>
            <text:p> "80_DCM"  "80_SUR"  "81_DCM"  "81_SUR"  "83_SUR"  "86_SUR"  "89_SUR"  "9_DCM"   "9_SUR"   "92_SUR"  "93_DCM"  "93_SUR"  "96_DCM" </text:p>
            <text:p> "96_SUR"  "97_DCM"  "97_SUR"  "98_SUR" 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5" office:value-type="string" calcext:value-type="string">
            <text:p>Station data.0-0.2 absent dans data.5-20</text:p>
          </table:table-cell>
          <table:table-cell office:value-type="string" calcext:value-type="string">
            <text:p>"100_DCM" "11_SUR"  "138_SUR" "25_DCM"  "31_SUR"  "32_DCM"  "32_SUR"  "33_SUR"  "34_SUR"  "36_DCM"  "36_SUR"  "38_DCM"  "38_SUR" </text:p>
            <text:p> "39_DCM"  "39_SUR"  "41_DCM"  "41_SUR"  "42_DCM"  "42_SUR"  "48_SUR"  "52_DCM"  "52_SUR"  "56_SUR"  "58_DCM"  "62_SUR"  "64_DCM" </text:p>
            <text:p> "65_DCM"  "65_SUR"  "66_DCM"  "66_SUR"  "68_DCM"  "68_SUR"  "72_SUR"  "78_DCM"  "82_DCM"  "82_SUR"  "84_SUR"  "85_DCM"  "85_SUR" 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3" office:value-type="string" calcext:value-type="string">
            <text:p>Station data.5-20 absent dans data.0-0.2</text:p>
          </table:table-cell>
          <table:table-cell office:value-type="string" calcext:value-type="string">
            <text:p>"106_DCM" "106_SUR" "110_DCM" "110_SUR" "112_SUR" "128_DCM" "128_SUR" "129_DCM" "129_SUR" "131_DCM" "131_SUR" "132_DCM" "132_SUR"</text:p>
            <text:p> "135_DCM" "135_SUR" "136_SUR" "139_SUR" "143_DCM" "145_SUR" "146_SUR" "147_SUR" "148_SUR" "149_SUR" "150_DCM" "150_SUR" "151_SUR"</text:p>
            <text:p> "152_SUR" "22_DCM"  "23_SUR"  "30_SUR"  "4_SUR"   "43_SUR"  "51_DCM"  "51_SUR"  "58_SUR"  "7_DCM"   "80_DCM"  "81_DCM"  "81_SUR" </text:p>
            <text:p> "86_SUR"  "92_SUR"  "93_SUR"  "95_SUR"  "96_DCM"  "96_SUR"  "98_SUR"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ion data.0-0.2 absent dans data.20-180</text:p>
          </table:table-cell>
          <table:table-cell office:value-type="string" calcext:value-type="string">
            <text:p>"30_DCM" "38_SUR" "48_SUR" "56_SUR" "62_SUR" "65_DCM" "66_DCM" "68_DCM" "82_DCM"</text:p>
          </table:table-cell>
        </table:table-row>
        <table:table-row table:style-name="ro1">
          <table:table-cell table:number-columns-repeated="2"/>
        </table:table-row>
        <table:table-row table:style-name="ro10">
          <table:table-cell office:value-type="string" calcext:value-type="string">
            <text:p>Station data.20-180 absent dans data.0-0.2</text:p>
          </table:table-cell>
          <table:table-cell office:value-type="string" calcext:value-type="string">
            <text:p>"106_DCM" "106_SUR" "110_SUR" "112_DCM" "112_SUR" "113_SUR" "114_SUR" "115_SUR" "116_SUR" "117_SUR" "118_SUR" "128_DCM" "128_SUR"</text:p>
            <text:p> "129_DCM" "129_SUR" "130_SUR" "131_DCM" "131_SUR" "132_DCM" "132_SUR" "135_DCM" "135_SUR" "136_SUR" "139_SUR" "14_SUR"  "142_DCM"</text:p>
            <text:p> "142_SUR" "143_DCM" "143_SUR" "144_SUR" "145_SUR" "146_SUR" "147_SUR" "148_SUR" "149_SUR" "150_DCM" "150_SUR" "151_DCM" "151_SUR"</text:p>
            <text:p> "152_SUR" "20_SUR"  "22_DCM"  "23_SUR"  "24_SUR"  "26_SUR"  "30_SUR"  "43_SUR"  "47_SUR"  "51_SUR"  "58_SUR"  "7_DCM"   "7_SUR"  </text:p>
            <text:p> "80_DCM"  "80_SUR"  "81_DCM"  "81_SUR"  "86_SUR"  "89_SUR"  "92_SUR"  "93_SUR"  "95_SUR"  "96_SUR"  "97_SUR"  "98_DCM"  "98_SUR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Station data.0-0.2 absent dans data.180_2000</text:p>
          </table:table-cell>
          <table:table-cell office:value-type="string" calcext:value-type="string">
            <text:p>"102_DCM" "109_DCM" "30_DCM" <text:s/>"38_SUR" <text:s/>"39_SUR" <text:s/>"48_SUR" <text:s/>"56_SUR" <text:s/>"62_SUR" <text:s/>"65_DCM" <text:s/>"66_DCM" <text:s/>"85_SUR"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 table:style-name="ce5" office:value-type="string" calcext:value-type="string">
            <text:p>Station data.180_2000 absent dans data.0-0.2</text:p>
          </table:table-cell>
          <table:table-cell office:value-type="string" calcext:value-type="string">
            <text:p> "106_DCM" "106_SUR" "110_DCM" "110_SUR" "112_DCM" "112_SUR" "113_SUR" "114_SUR" "115_SUR" "116_SUR" "117_SUR" "118_SUR" "128_DCM"</text:p>
            <text:p> "128_SUR" "129_DCM" "129_SUR" "130_SUR" "131_DCM" "131_SUR" "132_DCM" "132_SUR" "135_DCM" "135_SUR" "136_SUR" "139_SUR" "142_DCM"</text:p>
            <text:p> "142_SUR" "143_DCM" "143_SUR" "144_SUR" "145_SUR" "146_SUR" "147_SUR" "148_SUR" "149_SUR" "150_DCM" "150_SUR" "151_DCM" "151_SUR"</text:p>
            <text:p>"152_SUR" "20_SUR"  "22_DCM"  "23_SUR"  "24_SUR"  "26_SUR"  "4_SUR"   "43_SUR"  "47_SUR"  "5_DCM"   "51_DCM"  "51_SUR"  "58_SUR" </text:p>
            <text:p> "6_DCM"   "6_SUR"   "7_DCM"   "7_SUR"   "80_DCM"  "80_SUR"  "81_DCM"  "81_SUR"  "83_SUR"  "86_DCM"  "86_SUR"  "89_SUR"  "9_DCM"  </text:p>
            <text:p> "9_SUR"   "92_SUR"  "93_DCM"  "93_SUR"  "95_SUR"  "96_DCM"  "96_SUR"  "97_DCM"  "97_SUR"  "98_DCM"  "98_SUR</text:p>
          </table:table-cell>
        </table:table-row>
      </table:table>
      <table:table table:name="Feuille3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</table:table-row>
        <table:table-row table:style-name="ro11">
          <table:table-cell table:style-name="ce3" office:value-type="string" calcext:value-type="string">
            <text:p>Station data.0.22-3 absent dans data.0.8-5</text:p>
          </table:table-cell>
          <table:table-cell office:value-type="string" calcext:value-type="string">
            <text:p>"133_DCM" "133_SUR" "140_SUR" "141_SUR" "31_SUR"  "33_SUR"  "48_SUR"  "56_SUR"  "57_SUR"  "62_SUR"  "65_SUR"  "82_DCM"  "94_SUR" </text:p>
            <text:p> "98_DCM"  "99_SUR" 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3" office:value-type="string" calcext:value-type="string">
            <text:p>Station data.data.0.8-5 absent dans data.0.22-3</text:p>
          </table:table-cell>
          <table:table-cell office:value-type="string" calcext:value-type="string">
            <text:p>"106_DCM" "106_SUR" "113_SUR" "129_DCM" "129_SUR" "130_SUR" "131_DCM" "131_SUR" "135_DCM" "135_SUR" "136_SUR" "139_SUR" "143_DCM"</text:p>
            <text:p>"143_SUR" "147_SUR" "16_DCM"  "16_SUR"  "20_SUR"  "22_DCM"  "22_SUR"  "39_SUR"  "43_SUR"  "46_SUR"  "5_DCM"   "5_SUR"   "51_DCM" </text:p>
            <text:p>"51_SUR"  "58_SUR"  "6_DCM"   "6_SUR"   "80_DCM"  "80_SUR"  "81_DCM"  "81_SUR"  "83_SUR"  "86_SUR"  "89_SUR"  "92_SUR"  "96_DCM" </text:p>
            <text:p>"97_DCM"  "97_SUR" </text:p>
          </table:table-cell>
        </table:table-row>
        <table:table-row table:style-name="ro1">
          <table:table-cell table:number-columns-repeated="2"/>
        </table:table-row>
        <table:table-row table:style-name="ro10">
          <table:table-cell office:value-type="string" calcext:value-type="string">
            <text:p>Station data.0.22-3 absent dans data.5-20</text:p>
          </table:table-cell>
          <table:table-cell office:value-type="string" calcext:value-type="string">
            <text:p>"100_DCM" "112_DCM" "133_DCM" "133_SUR" "138_SUR" "140_SUR" "141_SUR" "142_DCM" "142_SUR" "151_DCM" "25_DCM"  "31_SUR"  "32_DCM" </text:p>
            <text:p>"32_SUR"  "33_SUR"  "34_SUR"  "36_DCM"  "36_SUR"  "38_DCM"  "38_SUR"  "39_DCM"  "4_DCM"   "41_DCM"  "41_SUR"  "42_DCM"  "42_SUR" </text:p>
            <text:p>"48_SUR"  "52_DCM"  "52_SUR"  "56_SUR"  "57_SUR"  "58_DCM"  "62_SUR"  "64_DCM"  "65_DCM"  "65_SUR"  "66_DCM"  "66_SUR"  "68_DCM" </text:p>
            <text:p>"68_SUR"  "7_SUR"   "72_SUR"  "78_DCM"  "82_DCM"  "82_SUR"  "84_SUR"  "85_DCM"  "85_SUR"  "9_DCM"   "9_SUR"   "93_DCM"  "94_SUR" </text:p>
            <text:p>"98_DCM"  "99_SUR</text:p>
          </table:table-cell>
        </table:table-row>
        <table:table-row table:style-name="ro1">
          <table:table-cell table:number-columns-repeated="2"/>
        </table:table-row>
        <table:table-row table:style-name="ro11">
          <table:table-cell table:style-name="ce4" office:value-type="string" calcext:value-type="string">
            <text:p>Station data.5-20 absent dans data.0.22-3</text:p>
          </table:table-cell>
          <table:table-cell office:value-type="string" calcext:value-type="string">
            <text:p>"106_DCM" "106_SUR" "129_DCM" "129_SUR" "131_DCM" "131_SUR" "135_DCM" "135_SUR" "136_SUR" "139_SUR" "143_DCM" "147_SUR" "22_DCM" </text:p>
            <text:p> "22_SUR"  "43_SUR"  "46_SUR"  "51_DCM"  "51_SUR"  "58_SUR"  "80_DCM"  "81_DCM"  "81_SUR"  "86_SUR"  "92_SUR"  "95_SUR"  "96_DCM" </text:p>
          </table:table-cell>
        </table:table-row>
        <table:table-row table:style-name="ro1">
          <table:table-cell table:number-columns-repeated="2"/>
        </table:table-row>
        <table:table-row table:style-name="ro11">
          <table:table-cell table:style-name="ce5" office:value-type="string" calcext:value-type="string">
            <text:p>Station data.0.22-3 absent dans data.20-180</text:p>
          </table:table-cell>
          <table:table-cell office:value-type="string" calcext:value-type="string">
            <text:p>"110_DCM" "133_DCM" "133_SUR" "140_SUR" "141_SUR" "30_DCM"  "38_SUR"  "4_DCM"   "4_SUR"   "48_SUR"  "56_SUR"  "57_SUR"  "62_SUR" </text:p>
            <text:p> "65_DCM"  "66_DCM"  "68_DCM"  "82_DCM"  "9_DCM"   "9_SUR"   "93_DCM"  "94_SUR"  "99_SUR"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5" office:value-type="string" calcext:value-type="string">
            <text:p>Station data.20-180 absent dans data.0.22-3</text:p>
          </table:table-cell>
          <table:table-cell office:value-type="string" calcext:value-type="string">
            <text:p>"106_DCM" "106_SUR" "11_SUR"  "113_SUR" "114_SUR" "115_SUR" "116_SUR" "117_SUR" "118_SUR" "129_DCM" "129_SUR" "130_SUR" "131_DCM"</text:p>
            <text:p> "131_SUR" "135_DCM" "135_SUR" "136_SUR" "139_SUR" "14_SUR"  "143_DCM" "143_SUR" "144_SUR" "147_SUR" "20_SUR"  "22_DCM"  "22_SUR" </text:p>
            <text:p> "24_SUR"  "26_SUR"  "39_SUR"  "43_SUR"  "46_SUR"  "47_SUR"  "51_SUR"  "58_SUR"  "80_DCM"  "80_SUR"  "81_DCM"  "81_SUR"  "86_SUR" </text:p>
            <text:p> "89_SUR"  "92_SUR"  "95_SUR"  "97_SUR" </text:p>
          </table:table-cell>
        </table:table-row>
        <table:table-row table:style-name="ro1">
          <table:table-cell table:number-columns-repeated="2"/>
        </table:table-row>
        <table:table-row table:style-name="ro11">
          <table:table-cell table:style-name="ce4" office:value-type="string" calcext:value-type="string">
            <text:p>Station data.0.22-3 absent dans data.180-2000</text:p>
          </table:table-cell>
          <table:table-cell office:value-type="string" calcext:value-type="string">
            <text:p>"102_DCM" "109_DCM" "133_DCM" "133_SUR" "140_SUR" "141_SUR" "30_DCM"  "30_SUR"  "38_SUR"  "4_DCM"   "48_SUR"  "56_SUR"  "57_SUR" </text:p>
            <text:p> "62_SUR"  "65_DCM"  "66_DCM"  "85_SUR"  "94_SUR"  "99_SUR"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office:value-type="string" calcext:value-type="string">
            <text:p>Station data.180-2000 absent dans data.0.22-3</text:p>
          </table:table-cell>
          <table:table-cell office:value-type="string" calcext:value-type="string">
            <text:p>"106_DCM" "106_SUR" "11_SUR"  "113_SUR" "114_SUR" "115_SUR" "116_SUR" "117_SUR" "118_SUR" "129_DCM" "129_SUR" "130_SUR" "131_DCM"</text:p>
            <text:p> "131_SUR" "135_DCM" "135_SUR" "136_SUR" "139_SUR" "143_DCM" "143_SUR" "144_SUR" "147_SUR" "20_SUR"  "22_DCM"  "22_SUR"  "24_SUR" </text:p>
            <text:p> "26_SUR"  "43_SUR"  "46_SUR"  "47_SUR"  "5_DCM"   "51_DCM"  "51_SUR"  "58_SUR"  "6_DCM"   "6_SUR"   "80_DCM"  "80_SUR"  "81_DCM" </text:p>
            <text:p> "81_SUR"  "83_SUR"  "86_DCM"  "86_SUR"  "89_SUR"  "92_SUR"  "95_SUR"  "96_DCM"  "97_DCM"  "97_SUR"</text:p>
          </table:table-cell>
        </table:table-row>
      </table:table>
      <table:table table:name="Feuille4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0">
          <table:table-cell office:value-type="string" calcext:value-type="string">
            <text:p>Station data.0.8-5 absent dans data.5-20</text:p>
          </table:table-cell>
          <table:table-cell office:value-type="string" calcext:value-type="string">
            <text:p>"100_DCM" "112_DCM" "113_SUR" "130_SUR" "138_SUR" "142_DCM" "142_SUR" "143_SUR" "151_DCM" "16_DCM"  "16_SUR"  "20_SUR"  "25_DCM" </text:p>
            <text:p> "32_DCM"  "32_SUR"  "34_SUR"  "36_DCM"  "36_SUR"  "38_DCM"  "38_SUR"  "39_DCM"  "39_SUR"  "4_DCM"   "41_DCM"  "41_SUR"  "42_DCM" </text:p>
            <text:p> "42_SUR"  "5_DCM"   "5_SUR"   "52_DCM"  "52_SUR"  "58_DCM"  "6_DCM"   "6_SUR"   "64_DCM"  "65_DCM"  "66_DCM"  "66_SUR"  "68_DCM" </text:p>
            <text:p> "68_SUR"  "7_SUR"   "72_SUR"  "78_DCM"  "80_SUR"  "82_SUR"  "83_SUR"  "84_SUR"  "85_DCM"  "85_SUR"  "89_SUR"  "9_DCM"   "9_SUR"  </text:p>
            <text:p> "93_DCM"  "97_DCM"  "97_SUR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ion data.5-20 absent dans data.0.8-5</text:p>
          </table:table-cell>
          <table:table-cell office:value-type="string" calcext:value-type="string">
            <text:p>"95_SUR"</text:p>
          </table:table-cell>
        </table:table-row>
        <table:table-row table:style-name="ro1">
          <table:table-cell table:number-columns-repeated="2"/>
        </table:table-row>
        <table:table-row table:style-name="ro11">
          <table:table-cell table:style-name="ce5" office:value-type="string" calcext:value-type="string">
            <text:p>Station data.0.8-5 absent dans data.20-180</text:p>
          </table:table-cell>
          <table:table-cell office:value-type="string" calcext:value-type="string">
            <text:p>"110_DCM" "16_DCM"  "16_SUR"  "30_DCM"  "38_SUR"  "4_DCM"   "4_SUR"   "5_DCM"   "5_SUR"   "51_DCM"  "6_DCM"   "6_SUR"   "65_DCM" </text:p>
            <text:p> "66_DCM"  "68_DCM"  "83_SUR"  "9_DCM"   "9_SUR"   "93_DCM"  "96_DCM"  "97_DCM"</text:p>
          </table:table-cell>
        </table:table-row>
        <table:table-row table:style-name="ro1">
          <table:table-cell table:number-columns-repeated="2"/>
        </table:table-row>
        <table:table-row table:style-name="ro11">
          <table:table-cell table:style-name="ce5" office:value-type="string" calcext:value-type="string">
            <text:p>Station data.20-180 absent dans data.0.8-5</text:p>
          </table:table-cell>
          <table:table-cell office:value-type="string" calcext:value-type="string">
            <text:p>"11_SUR"  "114_SUR" "115_SUR" "116_SUR" "117_SUR" "118_SUR" "14_SUR"  "144_SUR" "24_SUR"  "26_SUR"  "31_SUR"  "33_SUR"  "47_SUR" </text:p>
            <text:p> "65_SUR"  "95_SUR"  "98_DCM"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Station data.0.8-5 absent dans data.180-2000</text:p>
          </table:table-cell>
          <table:table-cell office:value-type="string" calcext:value-type="string">
            <text:p>"102_DCM" "109_DCM" "16_DCM" <text:s/>"16_SUR" <text:s/>"30_DCM" <text:s/>"30_SUR" <text:s/>"38_SUR" <text:s/>"39_SUR" <text:s/>"4_DCM" <text:s text:c="2"/>"5_SUR" <text:s text:c="2"/>"65_DCM" <text:s/>"66_DCM" <text:s/>"85_SUR"</text:p>
          </table:table-cell>
        </table:table-row>
        <table:table-row table:style-name="ro1">
          <table:table-cell table:number-columns-repeated="2"/>
        </table:table-row>
        <table:table-row table:style-name="ro11">
          <table:table-cell table:style-name="ce4" office:value-type="string" calcext:value-type="string">
            <text:p>Station data.180-2000 absent dans data.0.8-5</text:p>
          </table:table-cell>
          <table:table-cell office:value-type="string" calcext:value-type="string">
            <text:p>"11_SUR"  "114_SUR" "115_SUR" "116_SUR" "117_SUR" "118_SUR" "144_SUR" "24_SUR"  "26_SUR"  "31_SUR"  "33_SUR"  "47_SUR"  "65_SUR" </text:p>
            <text:p> "82_DCM"  "86_DCM"  "95_SUR"  "98_DCM"</text:p>
          </table:table-cell>
        </table:table-row>
      </table:table>
      <table:table table:name="Feuille5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ion data.5-20 absent dans data.20-180</text:p>
          </table:table-cell>
          <table:table-cell office:value-type="string" calcext:value-type="string">
            <text:p>"110_DCM" "30_DCM" <text:s/>"4_SUR" <text:s text:c="2"/>"51_DCM" <text:s/>"96_DCM"</text:p>
          </table:table-cell>
        </table:table-row>
        <table:table-row table:style-name="ro1">
          <table:table-cell table:number-columns-repeated="2"/>
        </table:table-row>
        <table:table-row table:style-name="ro10">
          <table:table-cell table:style-name="ce4" office:value-type="string" calcext:value-type="string">
            <text:p>Station data.20-180 absent dans data.5-20</text:p>
          </table:table-cell>
          <table:table-cell office:value-type="string" calcext:value-type="string">
            <text:p>"100_DCM" "11_SUR"  "112_DCM" "113_SUR" "114_SUR" "115_SUR" "116_SUR" "117_SUR" "118_SUR" "130_SUR" "138_SUR" "14_SUR"  "142_DCM"</text:p>
            <text:p> "142_SUR" "143_SUR" "144_SUR" "151_DCM" "20_SUR"  "24_SUR"  "25_DCM"  "26_SUR"  "31_SUR"  "32_DCM"  "32_SUR"  "33_SUR"  "34_SUR" </text:p>
            <text:p> "36_DCM"  "36_SUR"  "38_DCM"  "39_DCM"  "39_SUR"  "41_DCM"  "41_SUR"  "42_DCM"  "42_SUR"  "47_SUR"  "52_DCM"  "52_SUR"  "58_DCM" </text:p>
            <text:p> "64_DCM"  "65_SUR"  "66_SUR"  "68_SUR"  "7_SUR"   "72_SUR"  "78_DCM"  "80_SUR"  "82_SUR"  "84_SUR"  "85_DCM"  "85_SUR"  "89_SUR" </text:p>
            <text:p> "97_SUR"  "98_DC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Station data.5-20 absent dans data.180-2000</text:p>
          </table:table-cell>
          <table:table-cell office:value-type="string" calcext:value-type="string">
            <text:p>"102_DCM" "109_DCM" "30_DCM" <text:s/>"30_SUR"</text:p>
          </table:table-cell>
        </table:table-row>
        <table:table-row table:style-name="ro1">
          <table:table-cell table:number-columns-repeated="2"/>
        </table:table-row>
        <table:table-row table:style-name="ro10">
          <table:table-cell table:style-name="ce5" office:value-type="string" calcext:value-type="string">
            <text:p>Station data.180-2000 absent dans data.5-20</text:p>
          </table:table-cell>
          <table:table-cell office:value-type="string" calcext:value-type="string">
            <text:p>"100_DCM" "11_SUR"  "112_DCM" "113_SUR" "114_SUR" "115_SUR" "116_SUR" "117_SUR" "118_SUR" "130_SUR" "138_SUR" "142_DCM" "142_SUR"</text:p>
            <text:p>"143_SUR" "144_SUR" "151_DCM" "20_SUR"  "24_SUR"  "25_DCM"  "26_SUR"  "31_SUR"  "32_DCM"  "32_SUR"  "33_SUR"  "34_SUR"  "36_DCM" </text:p>
            <text:p> "36_SUR"  "38_DCM"  "39_DCM"  "41_DCM"  "41_SUR"  "42_DCM"  "42_SUR"  "47_SUR"  "5_DCM"   "52_DCM"  "52_SUR"  "58_DCM"  "6_DCM"  </text:p>
            <text:p> "6_SUR"   "64_DCM"  "65_SUR"  "66_SUR"  "68_DCM"  "68_SUR"  "7_SUR"   "72_SUR"  "78_DCM"  "80_SUR"  "82_DCM"  "82_SUR"  "83_SUR" </text:p>
            <text:p> "84_SUR"  "85_DCM"  "86_DCM"  "89_SUR"  "9_DCM"   "9_SUR"   "93_DCM"  "97_DCM"  "97_SUR"  "98_DCM"</text:p>
          </table:table-cell>
        </table:table-row>
      </table:table>
      <table:table table:name="Feuille6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Station data.20-180 absent dans data.180-2000</text:p>
          </table:table-cell>
          <table:table-cell office:value-type="string" calcext:value-type="string">
            <text:p>"102_DCM" "109_DCM" "14_SUR" <text:s/>"30_SUR" <text:s/>"39_SUR" <text:s/>"85_SUR"</text:p>
          </table:table-cell>
        </table:table-row>
        <table:table-row table:style-name="ro1">
          <table:table-cell table:number-columns-repeated="2"/>
        </table:table-row>
        <table:table-row table:style-name="ro11">
          <table:table-cell office:value-type="string" calcext:value-type="string">
            <text:p>Station data.180-2000 absent dans data.20-180</text:p>
          </table:table-cell>
          <table:table-cell office:value-type="string" calcext:value-type="string">
            <text:p>"110_DCM" "4_SUR"   "5_DCM"   "51_DCM"  "6_DCM"   "6_SUR"   "68_DCM"  "82_DCM"  "83_SUR"  "86_DCM"  "9_DCM"   "9_SUR"   "93_DCM" </text:p>
            <text:p> "96_DCM"  "97_DC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13:19.833024240</meta:creation-date>
    <meta:generator>LibreOffice/5.1.6.2$Linux_X86_64 LibreOffice_project/10m0$Build-2</meta:generator>
    <dc:date>2018-06-18T16:07:08.865226785</dc:date>
    <meta:editing-duration>PT1H15M20S</meta:editing-duration>
    <meta:editing-cycles>24</meta:editing-cycles>
    <meta:document-statistic meta:table-count="6" meta:cell-count="86" meta:object-count="0"/>
  </office:meta>
</office:document-meta>
</file>